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おお？　このあたりでは見かけない身なり
　ですのう。」</text:p>
          </table:table-cell>
          <table:table-cell table:style-name="ce0" office:value-type="string">
            <text:p>Conversation #1</text:p>
          </table:table-cell>
          <table:table-cell table:style-name="ce0"/>
          <table:table-cell table:style-name="ce0" office:value-type="string">
            <text:p>Village Head
“Oh? That's some clothing you won't ever see
around here.”</text:p>
          </table:table-cell>
          <table:table-cell table:number-columns-repeated="1020"/>
        </table:table-row>
        <table:table-row>
          <table:table-cell table:style-name="ce0" office:value-type="string">
            <text:p>村長
「もしや、町の出身ですかな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Could you perhaps be from the town?”</text:p>
          </table:table-cell>
          <table:table-cell table:number-columns-repeated="1020"/>
        </table:table-row>
        <table:table-row>
          <table:table-cell table:style-name="ce0" office:value-type="string">
            <text:p>老人よ。　この村に「ベス」という名の老婆が
いると聞いてやってきた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ld man. We've come here to find an old lady
called “Beth”.</text:p>
          </table:table-cell>
          <table:table-cell table:number-columns-repeated="1020"/>
        </table:table-row>
        <table:table-row>
          <table:table-cell table:style-name="ce0" office:value-type="string">
            <text:p>所在を教えてもらいた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d like to know where her whereabouts.</text:p>
          </table:table-cell>
          <table:table-cell table:number-columns-repeated="1020"/>
        </table:table-row>
        <table:table-row>
          <table:table-cell table:style-name="ce0" office:value-type="string">
            <text:p>村長
「ふむ、ベスばあさんですか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Hmm, Grandma Beth?”</text:p>
          </table:table-cell>
          <table:table-cell table:number-columns-repeated="1020"/>
        </table:table-row>
        <table:table-row>
          <table:table-cell table:style-name="ce0" office:value-type="string">
            <text:p>村長
「彼女なら、外で子供たちと遊んでいると
　思います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I believe she's outside playing with some of
the village children.”</text:p>
          </table:table-cell>
          <table:table-cell table:number-columns-repeated="1020"/>
        </table:table-row>
        <table:table-row>
          <table:table-cell table:style-name="ce0" office:value-type="string">
            <text:p>村長
「気のいい元気なお婆さんです。　子供たち
　からも人気者でしてな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She's an energetic, good-spirited old dame,
that Beth. She's popular with the kids, too.”</text:p>
          </table:table-cell>
          <table:table-cell table:number-columns-repeated="1020"/>
        </table:table-row>
        <table:table-row>
          <table:table-cell table:style-name="ce0" office:value-type="string">
            <text:p>はむこ、聞いているのか？　目的の老婆は
ここではなく、外にいるとのこと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amuko, are you listening? The old woman
we're looking for was outside all along.</text:p>
          </table:table-cell>
          <table:table-cell table:number-columns-repeated="1020"/>
        </table:table-row>
        <table:table-row>
          <table:table-cell table:style-name="ce0" office:value-type="string">
            <text:p>周りを見回したところで、見つかりはしないぞ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o matter how much you look around, you
won't find her in here.</text:p>
          </table:table-cell>
          <table:table-cell table:number-columns-repeated="1020"/>
        </table:table-row>
        <table:table-row>
          <table:table-cell table:style-name="ce0" office:value-type="string">
            <text:p>う、うん。　分かってるよ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ah. I know...</text:p>
          </table:table-cell>
          <table:table-cell table:number-columns-repeated="1020"/>
        </table:table-row>
        <table:table-row>
          <table:table-cell table:style-name="ce0" office:value-type="string">
            <text:p>村長
「ところで、彼女にはいったいどんなご用で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Incidentally, what business do you have with
her?”</text:p>
          </table:table-cell>
          <table:table-cell table:number-columns-repeated="1020"/>
        </table:table-row>
        <table:table-row>
          <table:table-cell table:style-name="ce0" office:value-type="string">
            <text:p>ドノ村の老人から、ベスという名の老婆が
地図を持っていると聞いた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 heard from a villager in Dono that an old
woman called Beth owned a map.</text:p>
          </table:table-cell>
          <table:table-cell table:number-columns-repeated="1020"/>
        </table:table-row>
        <table:table-row>
          <table:table-cell table:style-name="ce0" office:value-type="string">
            <text:p>俺たちは、地図を求めてここまでやってきた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 came here in search of that map.</text:p>
          </table:table-cell>
          <table:table-cell table:number-columns-repeated="1020"/>
        </table:table-row>
        <table:table-row>
          <table:table-cell table:style-name="ce0" office:value-type="string">
            <text:p>村長
「なるほど、確かに彼女は若い頃に冒険者を
　きどって各地を飛び回ったと聞きま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I see. Indeed, I hear that she used to pretend
to be an adventurer as a youngster.”</text:p>
          </table:table-cell>
          <table:table-cell table:number-columns-repeated="1020"/>
        </table:table-row>
        <table:table-row>
          <table:table-cell table:style-name="ce0" office:value-type="string">
            <text:p>村長
「きっと地図を持っていることでしょ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I'm sure she does have a map.”</text:p>
          </table:table-cell>
          <table:table-cell table:number-columns-repeated="1020"/>
        </table:table-row>
        <table:table-row>
          <table:table-cell table:style-name="ce0" office:value-type="string">
            <text:p>よし。　さっそく外を探してみる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Very good. Let's go straight away and have a
look around outside.</text:p>
          </table:table-cell>
          <table:table-cell table:number-columns-repeated="1020"/>
        </table:table-row>
        <table:table-row>
          <table:table-cell table:style-name="ce0" office:value-type="string">
            <text:p>行くぞ、はむこ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Come on, Hamuko.</text:p>
          </table:table-cell>
          <table:table-cell table:number-columns-repeated="1020"/>
        </table:table-row>
        <table:table-row>
          <table:table-cell table:style-name="ce0" office:value-type="string">
            <text:p>村長
「ベスばあさんなら、外で子供たちと遊んでいる
　ことでしょう。」</text:p>
          </table:table-cell>
          <table:table-cell table:style-name="ce0" office:value-type="string">
            <text:p>Conversation #2</text:p>
          </table:table-cell>
          <table:table-cell table:style-name="ce0" office:value-type="string">
            <text:p>
</text:p>
          </table:table-cell>
          <table:table-cell table:style-name="ce0" office:value-type="string">
            <text:p>Village Head
“If you're looking for Grandma Beth, I'm sure
she'll be outside playing with the youngsters.”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には、道を封鎖するしかない
　のです。」</text:p>
          </table:table-cell>
          <table:table-cell table:style-name="ce0"/>
          <table:table-cell table:style-name="ce0"/>
          <table:table-cell table:style-name="ce0" office:value-type="string">
            <text:p>Village Head
“I had no choice but to seal off the path, in
order to protect the people of the village.”</text:p>
          </table:table-cell>
          <table:table-cell table:number-columns-repeated="1020"/>
        </table:table-row>
        <table:table-row>
          <table:table-cell table:style-name="ce0" office:value-type="string">
            <text:p>村長
「それによって生活が不便になることは
　分かっています。　しかし、他に手段など
　ないのです。」</text:p>
          </table:table-cell>
          <table:table-cell table:style-name="ce0"/>
          <table:table-cell table:style-name="ce0"/>
          <table:table-cell table:style-name="ce0" office:value-type="string">
            <text:p>Village Head
“I appreciate that it makes life difficult, but I
can't think of any better alternative.”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ためなら、ある程度生活が
　不便になっても、いたしかたないでしょう。」</text:p>
          </table:table-cell>
          <table:table-cell table:style-name="ce0"/>
          <table:table-cell table:style-name="ce0"/>
          <table:table-cell table:style-name="ce0" office:value-type="string">
            <text:p>Village Head
“The people of the village will simply have to
put up with certain inconveniences. That is the
cost of staying safe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49+01:00</meta:creation-date>
    <dc:date>2020-02-14T11:5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